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ohit Hindi1" svg:font-family="'Lohit Hindi'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onospace1" svg:font-family="Monospace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ackground-color="#ffffff" style:writing-mode="lr-tb">
        <style:background-image/>
      </style:paragraph-properties>
    </style:style>
    <style:style style:name="P3" style:family="paragraph" style:parent-style-name="Standard">
      <style:paragraph-properties fo:text-align="start" style:justify-single-word="false" fo:background-color="#ffffff" style:writing-mode="lr-tb">
        <style:background-image/>
      </style:paragraph-properties>
      <style:text-properties fo:color="#3f7f5f" style:font-name="Monospace" fo:font-size="12pt" style:font-size-asian="12pt"/>
    </style:style>
    <style:style style:name="P4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color="#00000a" style:font-name="Monospace" fo:font-size="12pt" fo:background-color="#ffffff" style:font-size-asian="12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</style:style>
    <style:style style:name="P6" style:family="paragraph" style:parent-style-name="List_20_Paragraph">
      <style:paragraph-properties fo:margin-left="0in" fo:margin-right="0in" fo:text-align="start" style:justify-single-word="false" fo:text-indent="0in" style:auto-text-indent="false" style:writing-mode="lr-tb"/>
    </style:style>
    <style:style style:name="P7" style:family="paragraph" style:parent-style-name="Standard">
      <style:paragraph-properties fo:margin-top="0in" fo:margin-bottom="0.139in" style:contextual-spacing="false" fo:text-align="end" style:justify-single-word="false" style:writing-mode="rl-tb"/>
    </style:style>
    <style:style style:name="P8" style:family="paragraph" style:parent-style-name="Standard">
      <style:paragraph-properties fo:margin-top="0in" fo:margin-bottom="0.139in" style:contextual-spacing="false" fo:text-align="end" style:justify-single-word="false" style:writing-mode="rl-tb"/>
      <style:text-properties fo:color="#000000" style:font-name="Monospace" fo:font-size="12pt" style:font-size-asian="12pt" style:font-name-complex="Arial1"/>
    </style:style>
    <style:style style:name="P9" style:family="paragraph" style:parent-style-name="Standard">
      <style:paragraph-properties fo:margin-top="0in" fo:margin-bottom="0.0835in" style:contextual-spacing="false" fo:text-align="end" style:justify-single-word="false" style:writing-mode="rl-tb">
        <style:tab-stops>
          <style:tab-stop style:position="0.5in"/>
          <style:tab-stop style:position="1in"/>
          <style:tab-stop style:position="1.2291in"/>
          <style:tab-stop style:position="1.2398in"/>
        </style:tab-stops>
      </style:paragraph-properties>
    </style:style>
    <style:style style:name="P10" style:family="paragraph" style:parent-style-name="Standard">
      <style:paragraph-properties fo:margin-top="0in" fo:margin-bottom="0.0835in" style:contextual-spacing="false" fo:text-align="end" style:justify-single-word="false" style:writing-mode="rl-tb">
        <style:tab-stops>
          <style:tab-stop style:position="0.5in"/>
          <style:tab-stop style:position="1in"/>
          <style:tab-stop style:position="1.2291in"/>
          <style:tab-stop style:position="1.2398in"/>
        </style:tab-stops>
      </style:paragraph-properties>
      <style:text-properties style:font-name="Monospace" fo:font-size="12pt" fo:font-weight="normal" style:font-size-asian="12pt" style:font-weight-asian="normal" style:font-weight-complex="normal"/>
    </style:style>
    <style:style style:name="P11" style:family="paragraph" style:parent-style-name="Standard">
      <style:paragraph-properties fo:margin-top="0in" fo:margin-bottom="0.0835in" style:contextual-spacing="false" fo:text-align="start" style:justify-single-word="false" style:writing-mode="lr-tb">
        <style:tab-stops>
          <style:tab-stop style:position="0.5in"/>
          <style:tab-stop style:position="1in"/>
          <style:tab-stop style:position="1.2291in"/>
          <style:tab-stop style:position="1.2398in"/>
        </style:tab-stops>
      </style:paragraph-properties>
      <style:text-properties style:font-name="Monospace" fo:font-size="12pt" fo:font-weight="normal" style:font-size-asian="12pt" style:font-weight-asian="normal" style:font-weight-complex="normal"/>
    </style:style>
    <style:style style:name="P12" style:family="paragraph" style:parent-style-name="List_20_Paragraph">
      <style:paragraph-properties fo:text-align="end" style:justify-single-word="false" style:writing-mode="rl-tb"/>
    </style:style>
    <style:style style:name="P13" style:family="paragraph" style:parent-style-name="List_20_Paragraph">
      <style:paragraph-properties fo:text-align="end" style:justify-single-word="false" style:writing-mode="rl-tb"/>
      <style:text-properties style:font-name-complex="Arial1"/>
    </style:style>
    <style:style style:name="P14" style:family="paragraph" style:parent-style-name="Text_20_body">
      <style:paragraph-properties fo:text-align="end" style:justify-single-word="false" style:writing-mode="rl-tb">
        <style:tab-stops>
          <style:tab-stop style:position="0.5in"/>
        </style:tab-stops>
      </style:paragraph-properties>
      <style:text-properties style:font-name="Monospace" fo:font-size="12pt" style:font-size-asian="12pt"/>
    </style:style>
    <style:style style:name="P15" style:family="paragraph" style:parent-style-name="Text_20_body">
      <style:paragraph-properties fo:margin-left="0.2398in" fo:margin-right="0in" fo:margin-top="0in" fo:margin-bottom="0.0835in" style:contextual-spacing="false" fo:text-align="start" style:justify-single-word="false" fo:text-indent="-0.25in" style:auto-text-indent="false">
        <style:tab-stops>
          <style:tab-stop style:position="0.5in"/>
          <style:tab-stop style:position="0.7398in"/>
          <style:tab-stop style:position="0.9791in"/>
          <style:tab-stop style:position="1.2189in"/>
          <style:tab-stop style:position="1.4583in"/>
          <style:tab-stop style:position="1.698in"/>
          <style:tab-stop style:position="1.9374in"/>
          <style:tab-stop style:position="2.1665in"/>
          <style:tab-stop style:position="2.1772in"/>
        </style:tab-stops>
      </style:paragraph-properties>
    </style:style>
    <style:style style:name="P16" style:family="paragraph" style:parent-style-name="Heading_20_2">
      <style:paragraph-properties fo:break-before="page"/>
    </style:style>
    <style:style style:name="P17" style:family="paragraph" style:parent-style-name="Heading_20_2">
      <style:paragraph-properties fo:break-before="page"/>
      <style:text-properties style:font-name="Monospace" fo:font-size="12pt" style:font-size-asian="12pt"/>
    </style:style>
    <style:style style:name="P18" style:family="paragraph" style:parent-style-name="Standard">
      <style:paragraph-properties fo:margin-left="0.0626in" fo:margin-right="0in" fo:text-align="end" style:justify-single-word="false" fo:text-indent="0in" style:auto-text-indent="false" style:writing-mode="rl-tb"/>
      <style:text-properties fo:color="#000000" style:font-name="Monospace" fo:font-size="12pt" style:font-size-asian="12pt"/>
    </style:style>
    <style:style style:name="P19" style:family="paragraph" style:parent-style-name="Standard">
      <style:paragraph-properties fo:margin-left="0.0626in" fo:margin-right="0in" fo:text-align="start" style:justify-single-word="false" fo:text-indent="0in" style:auto-text-indent="false" fo:background-color="#ffffff" style:writing-mode="lr-tb">
        <style:tab-stops>
          <style:tab-stop style:position="0.5in"/>
          <style:tab-stop style:position="0.5626in"/>
          <style:tab-stop style:position="0.6252in"/>
          <style:tab-stop style:position="0.6874in"/>
          <style:tab-stop style:position="0.75in"/>
          <style:tab-stop style:position="0.8126in"/>
          <style:tab-stop style:position="0.8752in"/>
          <style:tab-stop style:position="0.9374in"/>
          <style:tab-stop style:position="1in"/>
        </style:tab-stops>
        <style:background-image/>
      </style:paragraph-properties>
    </style:style>
    <style:style style:name="P20" style:family="paragraph" style:parent-style-name="Standard">
      <style:paragraph-properties fo:margin-left="0.0626in" fo:margin-right="0in" fo:text-align="start" style:justify-single-word="false" fo:text-indent="0in" style:auto-text-indent="false" style:writing-mode="lr-tb"/>
    </style:style>
    <style:style style:name="P21" style:family="paragraph" style:parent-style-name="Text_20_body">
      <style:paragraph-properties fo:margin-left="0.25in" fo:margin-right="0in" fo:text-align="start" style:justify-single-word="false" fo:text-indent="-0.25in" style:auto-text-indent="false" style:writing-mode="lr-tb">
        <style:tab-stops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</style:tab-stops>
      </style:paragraph-properties>
    </style:style>
    <style:style style:name="P22" style:family="paragraph" style:parent-style-name="List_20_Paragraph">
      <style:paragraph-properties fo:text-align="start" style:justify-single-word="false" style:writing-mode="lr-tb"/>
    </style:style>
    <style:style style:name="P23" style:family="paragraph" style:parent-style-name="Standard" style:list-style-name="WWNum3"/>
    <style:style style:name="P24" style:family="paragraph" style:parent-style-name="Standard" style:list-style-name="WWNum1">
      <style:paragraph-properties fo:text-align="end" style:justify-single-word="false" fo:background-color="#ffffff" style:writing-mode="rl-tb">
        <style:background-image/>
      </style:paragraph-properties>
      <style:text-properties fo:color="#00000a" style:font-name="Monospace" fo:font-size="12pt" fo:background-color="#ffffff" style:font-size-asian="12pt"/>
    </style:style>
    <style:style style:name="P25" style:family="paragraph" style:parent-style-name="Standard" style:list-style-name="WWNum1">
      <style:paragraph-properties fo:text-align="end" style:justify-single-word="false" fo:background-color="#ffffff" style:writing-mode="rl-tb">
        <style:background-image/>
      </style:paragraph-properties>
      <style:text-properties fo:color="#00000a" style:font-name="Monospace" fo:font-size="12pt" fo:font-weight="bold" fo:background-color="#ffffff" style:font-size-asian="12pt" style:font-weight-asian="bold" style:font-weight-complex="bold"/>
    </style:style>
    <style:style style:name="P26" style:family="paragraph" style:parent-style-name="Standard" style:list-style-name="WWNum3">
      <style:paragraph-properties fo:text-align="end" style:justify-single-word="false" fo:background-color="#ffffff" style:writing-mode="rl-tb">
        <style:background-image/>
      </style:paragraph-properties>
    </style:style>
    <style:style style:name="P27" style:family="paragraph" style:parent-style-name="Standard" style:list-style-name="WWNum3">
      <style:paragraph-properties fo:margin-top="0in" fo:margin-bottom="0.139in" style:contextual-spacing="false" fo:text-align="end" style:justify-single-word="false" style:writing-mode="rl-tb">
        <style:tab-stops>
          <style:tab-stop style:position="0.5in"/>
          <style:tab-stop style:position="0.8201in"/>
          <style:tab-stop style:position="1in"/>
        </style:tab-stops>
      </style:paragraph-properties>
      <style:text-properties fo:color="#000000" style:font-name="Monospace" fo:font-size="12pt" style:font-size-asian="12pt" style:font-name-complex="Arial1"/>
    </style:style>
    <style:style style:name="P28" style:family="paragraph" style:parent-style-name="Standard" style:list-style-name="WWNum3">
      <style:paragraph-properties fo:margin-left="0.5in" fo:margin-right="0in" fo:margin-top="0in" fo:margin-bottom="0.139in" style:contextual-spacing="false" fo:text-align="end" style:justify-single-word="false" fo:text-indent="-0.25in" style:auto-text-indent="false" style:writing-mode="rl-tb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3201in"/>
          <style:tab-stop style:position="3.5in"/>
        </style:tab-stops>
      </style:paragraph-properties>
      <style:text-properties fo:color="#000000" style:font-name="Monospace" fo:font-size="12pt" style:font-size-asian="12pt" style:font-name-complex="Arial1"/>
    </style:style>
    <style:style style:name="P29" style:family="paragraph" style:parent-style-name="Standard" style:list-style-name="WWNum3">
      <style:paragraph-properties fo:margin-top="0in" fo:margin-bottom="0.0835in" style:contextual-spacing="false" fo:text-align="end" style:justify-single-word="false" style:writing-mode="rl-tb">
        <style:tab-stops>
          <style:tab-stop style:position="0.5in"/>
          <style:tab-stop style:position="1in"/>
          <style:tab-stop style:position="1.2291in"/>
          <style:tab-stop style:position="1.2398in"/>
        </style:tab-stops>
      </style:paragraph-properties>
      <style:text-properties style:font-name="Monospace" fo:font-size="12pt" fo:font-weight="normal" style:font-size-asian="12pt" style:font-weight-asian="normal" style:font-weight-complex="normal"/>
    </style:style>
    <style:style style:name="P30" style:family="paragraph" style:parent-style-name="Text_20_body" style:list-style-name="WWNum1"/>
    <style:style style:name="P31" style:family="paragraph" style:parent-style-name="Text_20_body" style:list-style-name="WWNum3">
      <style:text-properties style:font-name="Monospace" fo:font-size="12pt" style:font-size-asian="12pt"/>
    </style:style>
    <style:style style:name="P32" style:family="paragraph" style:parent-style-name="Text_20_body" style:list-style-name="WWNum3">
      <style:text-properties style:font-name="Monospace" fo:font-size="12pt" officeooo:paragraph-rsid="002a513b" style:font-size-asian="12pt"/>
    </style:style>
    <style:style style:name="P33" style:family="paragraph" style:parent-style-name="Text_20_body" style:list-style-name="WWNum3">
      <style:text-properties fo:color="#00000a" style:font-name="Monospace" fo:font-size="12pt" fo:background-color="#ffffff" style:font-size-asian="12pt"/>
    </style:style>
    <style:style style:name="P34" style:family="paragraph" style:parent-style-name="Heading_20_1" style:master-page-name="Standard">
      <style:paragraph-properties fo:margin-top="0.3335in" fo:margin-bottom="0in" style:contextual-spacing="false" style:page-number="auto"/>
    </style:style>
    <style:style style:name="P35" style:family="paragraph" style:parent-style-name="List_20_Paragraph" style:list-style-name="WWNum2"/>
    <style:style style:name="P36" style:family="paragraph" style:parent-style-name="List_20_Paragraph" style:list-style-name="WWNum2">
      <style:text-properties style:font-name-complex="Arial1"/>
    </style:style>
    <style:style style:name="P37" style:family="paragraph" style:parent-style-name="List_20_Paragraph" style:list-style-name="WWNum2">
      <style:paragraph-properties fo:text-align="end" style:justify-single-word="false" style:writing-mode="rl-tb"/>
    </style:style>
    <style:style style:name="T1" style:family="text">
      <style:text-properties fo:color="#7f0055" style:font-name="Monospace" fo:font-size="12pt" fo:font-weight="bold" fo:background-color="#ffffff" style:font-size-asian="12pt" style:font-weight-asian="bold"/>
    </style:style>
    <style:style style:name="T2" style:family="text">
      <style:text-properties fo:color="#7f0055" style:font-name="Monospace" fo:font-size="12pt" fo:font-weight="bold" style:font-size-asian="12pt" style:font-weight-asian="bold"/>
    </style:style>
    <style:style style:name="T3" style:family="text">
      <style:text-properties fo:color="#7f0055" style:font-name="Monospace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4" style:family="text">
      <style:text-properties fo:color="#000000" style:font-name="Monospace" fo:font-size="12pt" fo:background-color="#ffffff" style:font-size-asian="12pt"/>
    </style:style>
    <style:style style:name="T5" style:family="text">
      <style:text-properties fo:color="#000000" style:font-name="Monospace" fo:font-size="12pt" style:font-size-asian="12pt"/>
    </style:style>
    <style:style style:name="T6" style:family="text">
      <style:text-properties fo:color="#000000" style:font-name="Monospace" fo:font-size="12pt" fo:font-weight="bold" style:font-size-asian="12pt" style:font-weight-asian="bold"/>
    </style:style>
    <style:style style:name="T7" style:family="text">
      <style:text-properties fo:color="#000000" style:font-name="Monospace" fo:font-size="10pt" style:font-name-asian="Monospace1" style:font-size-asian="10pt" style:font-name-complex="Monospace1" style:font-size-complex="10pt"/>
    </style:style>
    <style:style style:name="T8" style:family="text">
      <style:text-properties fo:color="#2a00ff" style:font-name="Monospace" fo:font-size="12pt" fo:background-color="#ffffff" style:font-size-asian="12pt"/>
    </style:style>
    <style:style style:name="T9" style:family="text">
      <style:text-properties fo:color="#2a00ff" style:font-name="Monospace" fo:font-size="12pt" style:font-size-asian="12pt"/>
    </style:style>
    <style:style style:name="T10" style:family="text">
      <style:text-properties fo:color="#00000a" style:font-name="Monospace" fo:font-size="12pt" fo:background-color="#ffffff" style:font-size-asian="12pt"/>
    </style:style>
    <style:style style:name="T11" style:family="text">
      <style:text-properties fo:color="#00000a" style:font-name="Monospace" fo:font-size="12pt" fo:font-weight="bold" fo:background-color="#ffffff" style:font-size-asian="12pt" style:font-weight-asian="bold"/>
    </style:style>
    <style:style style:name="T12" style:family="text">
      <style:text-properties fo:color="#00000a" style:font-name="Monospace" fo:font-size="12pt" fo:font-weight="bold" fo:background-color="#ffffff" style:font-size-asian="12pt" style:font-weight-asian="bold" style:font-weight-complex="bold"/>
    </style:style>
    <style:style style:name="T13" style:family="text">
      <style:text-properties fo:color="#005032" style:font-name="Monospace" fo:font-size="12pt" style:font-size-asian="12pt"/>
    </style:style>
    <style:style style:name="T14" style:family="text">
      <style:text-properties style:font-name-complex="Arial1"/>
    </style:style>
    <style:style style:name="T15" style:family="text">
      <style:text-properties officeooo:rsid="002a1878"/>
    </style:style>
    <style:style style:name="T16" style:family="text">
      <style:text-properties officeooo:rsid="002a51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מדריך הוספת אלגוריתם </text:p>
      <text:p text:style-name="Heading_20_2">הוספת אלגוריתם ל ALGOS</text:p>
      <text:p text:style-name="Text_20_body">ניתן להסתכל על אלגוריתם השביל <text:s/>כדוגמא</text:p>
      <text:list xml:id="list7229795001962250547" text:style-name="WWNum1">
        <text:list-item>
          <text:p text:style-name="P30"><text:s/>צרו תיקייה חדשה בפרויקט Algos עם שם האלגוריתם</text:p>
        </text:list-item>
        <text:list-item>
          <text:p text:style-name="P30">צור מחלקה חדשה בתיקייה הנ"ל</text:p>
        </text:list-item>
        <text:list-item>
          <text:p text:style-name="P30">הוסיפו בקובץ h</text:p>
        </text:list-item>
      </text:list>
      <text:p text:style-name="P2"><text:span text:style-name="T1">#include</text:span><text:span text:style-name="T4"> </text:span><text:span text:style-name="T8">"../BaseAlgorithm.h"</text:span></text:p>
      <text:list xml:id="list591692534" text:continue-numbering="true" text:style-name="WWNum1">
        <text:list-item>
          <text:p text:style-name="P24">תירשו מ <text:s/>BaseAlgorithm </text:p>
        </text:list-item>
      </text:list>
      <text:p text:style-name="P4">class myClass: public <text:s/>BaseAlgorithm</text:p>
      <text:list xml:id="list1419741117" text:continue-numbering="true" text:style-name="WWNum1">
        <text:list-item>
          <text:p text:style-name="P24">הוסיפו בקובץ h (בדקו שאין פונקציות כפולות עבור אלגוריתמים קיימים)</text:p>
        </text:list-item>
      </text:list>
      <text:p text:style-name="P3">//override</text:p>
      <text:p text:style-name="P5"><text:span text:style-name="T2">public</text:span><text:span text:style-name="T5">:</text:span></text:p>
      <text:p text:style-name="P5"><text:span text:style-name="T5"><text:tab/></text:span><text:span text:style-name="T2">virtual</text:span><text:span text:style-name="T5"> </text:span><text:span text:style-name="T2">void</text:span><text:span text:style-name="T5"> </text:span><text:span text:style-name="T6">Run</text:span><text:span text:style-name="T5">(</text:span><text:span text:style-name="T13">Mat</text:span><text:span text:style-name="T5">&amp; image);</text:span></text:p>
      <text:p text:style-name="P5"><text:span text:style-name="T5"><text:tab/></text:span><text:span text:style-name="T2">virtual</text:span><text:span text:style-name="T5"> </text:span><text:span text:style-name="T2">void</text:span><text:span text:style-name="T5"> </text:span><text:span text:style-name="T6">Load</text:span><text:span text:style-name="T5">(</text:span><text:span text:style-name="T13">map</text:span><text:span text:style-name="T5">&lt;</text:span><text:span text:style-name="T13">string</text:span><text:span text:style-name="T5">,</text:span><text:span text:style-name="T13">string</text:span><text:span text:style-name="T5">&gt;&amp; params);</text:span></text:p>
      <text:p text:style-name="P5"><text:span text:style-name="T5"><text:tab/></text:span><text:span text:style-name="T2">virtual</text:span><text:span text:style-name="T5"> </text:span><text:span text:style-name="T2">void</text:span><text:span text:style-name="T6"> ToMesseges</text:span><text:span text:style-name="T5">(</text:span><text:span text:style-name="T13">vector</text:span><text:span text:style-name="T5">&lt;</text:span><text:span text:style-name="T13">MissionControlMessage</text:span><text:span text:style-name="T5">&gt;&amp; res);</text:span></text:p>
      <text:p text:style-name="P5"><text:span text:style-name="T5"><text:tab/></text:span><text:span text:style-name="T2">virtual</text:span><text:span text:style-name="T5"> </text:span><text:span text:style-name="T2">void</text:span><text:span text:style-name="T5"> </text:span><text:span text:style-name="T6">ClearProcessData</text:span><text:span text:style-name="T5">();</text:span></text:p>
      <text:p text:style-name="P5"><text:span text:style-name="T5"><text:tab/></text:span><text:span text:style-name="T2">virtual</text:span><text:span text:style-name="T5"> </text:span><text:span text:style-name="T2">void</text:span><text:span text:style-name="T5"> </text:span><text:span text:style-name="T6">SetDefaultParams</text:span><text:span text:style-name="T5">();</text:span></text:p>
      <text:p text:style-name="P5"><text:span text:style-name="T2">protected</text:span><text:span text:style-name="T5">:</text:span></text:p>
      <text:p text:style-name="P5"><text:span text:style-name="T5"><text:tab/></text:span><text:span text:style-name="T2">virtual</text:span><text:span text:style-name="T5"> </text:span><text:span text:style-name="T2">void</text:span><text:span text:style-name="T5"> </text:span><text:span text:style-name="T6">InitProcessData</text:span><text:span text:style-name="T5">();</text:span></text:p>
      <text:p text:style-name="P5"><text:span text:style-name="T5"><text:tab/></text:span><text:span text:style-name="T2">virtual</text:span><text:span text:style-name="T5"> </text:span><text:span text:style-name="T2">void</text:span><text:span text:style-name="T5"> </text:span><text:span text:style-name="T6">InitResult</text:span><text:span text:style-name="T5">();</text:span></text:p>
      <text:list xml:id="list748383856" text:continue-numbering="true" text:style-name="WWNum1">
        <text:list-item>
          <text:p text:style-name="P24">ממשו את הפונקציות של <text:s/>BaseAlgorithm, מעל כל פונקציה רשום הסבר. (ממשים את הפונקציות שבהם כתוב =0 / הפונקציות שרשומות בסעיף 5)</text:p>
        </text:list-item>
        <text:list-item>
          <text:p text:style-name="P24">קמפלו</text:p>
          <text:p text:style-name="P25">* <text:span text:style-name="T15">חשוב: השמות של הפרמטרים (מחרוזות) צריכים לא לכלול רווח</text:span></text:p>
        </text:list-item>
      </text:list>
      <text:p text:style-name="P16">הוספת אלגוריתם למערכת בדיקות</text:p>
      <text:p text:style-name="List_20_Paragraph">לדוגמא הסתכלו בקובץ <text:s/>PathTest.cpp</text:p>
      <text:list xml:id="list8837957099853366094" text:style-name="WWNum2">
        <text:list-item>
          <text:p text:style-name="P35"><text:s/>בתוך testWrappers הוסיפו קובץ CPP המייצג את ה test שלכם</text:p>
        </text:list-item>
        <text:list-item>
          <text:p text:style-name="P35">תרשו מ BaseTestAlgorithm .</text:p>
        </text:list-item>
        <text:list-item>
          <text:p text:style-name="P35">הוסיפו אובייקט למחלקה מסוג האלגוריתם שלכם.</text:p>
        </text:list-item>
        <text:list-item>
          <text:p text:style-name="P35">אתחלו את האלגוריתם כך:</text:p>
        </text:list-item>
      </text:list>
      <text:p text:style-name="P22">algo = new MyALGORITHM();</text:p>
      <text:p text:style-name="P22">algo-&gt;Init(true);</text:p>
      <text:p text:style-name="P12">true מייצג לאלגוריתם שאחנו במצב בדיקה</text:p>
      <text:list xml:id="list2001217358" text:continue-numbering="true" text:style-name="WWNum2">
        <text:list-item>
          <text:p text:style-name="P35">ממשו את כל הפונקציות. הסבר על כל פונקציה רשום מעליה בהערה בקובץ BaseTestAlgorithm.h.</text:p>
        </text:list-item>
        <text:list-item>
          <text:p text:style-name="P35">הוסיפו בקובץ main.cpp </text:p>
        </text:list-item>
      </text:list>
      <text:p text:style-name="P6">#include "testWrappers/yourClass.cpp"</text:p>
      <text:list xml:id="list1428607129" text:continue-numbering="true" text:style-name="WWNum2">
        <text:list-item>
          <text:p text:style-name="P37">הוסיפו בפונקציה InitAlgorithms <text:s text:c="2"/>בקובץ main.cpp את השורה הבאה:</text:p>
        </text:list-item>
      </text:list>
      <text:p text:style-name="P6"><text:span text:style-name="T7">list.push_back(</text:span><text:span text:style-name="T3">new</text:span><text:span text:style-name="T7"> YOURCLASS());</text:span></text:p>
      <text:p text:style-name="Standard"><text:span text:style-name="T14">כאשר </text:span>algorithmName הוא שם המשמש אתכם בבדיקת אלגוריתם. (ראו סעיף <text:s/>5.1)</text:p>
      <text:list xml:id="list1074234768" text:continue-numbering="true" text:style-name="WWNum2">
        <text:list-item>
          <text:p text:style-name="P35">קמפלו</text:p>
        </text:list-item>
        <text:list-item>
          <text:p text:style-name="P35">הריצו את התוכנית</text:p>
        </text:list-item>
        <text:list-item>
          <text:p text:style-name="P35">הריצו את הפקודה הבאה:</text:p>
        </text:list-item>
      </text:list>
      <text:p text:style-name="P6">test [imageName] [alogoName]</text:p>
      <text:list xml:id="list2019195693" text:continue-numbering="true" text:style-name="WWNum2">
        <text:list-item>
          <text:list>
            <text:list-item>
              <text:p text:style-name="P36">בדקו שאתם רואים:</text:p>
              <text:list>
                <text:list-item>
                  <text:p text:style-name="P36">את התמונה עם התוצאות מצוירות עליה</text:p>
                </text:list-item>
                <text:list-item>
                  <text:p text:style-name="P36">את התוצאות בטקסט.</text:p>
                </text:list-item>
              </text:list>
            </text:list-item>
          </text:list>
        </text:list-item>
        <text:list-item>
          <text:p text:style-name="P35">הריצו את הפקודה הבאה:</text:p>
        </text:list-item>
      </text:list>
      <text:p text:style-name="P6">config [imageName] [alogoName]</text:p>
      <text:p text:style-name="P13">בדקו שהתמונה ותמונות הביניים משתנים בצורה הגיונית לשינוי בפרמטרים.</text:p>
      <text:p text:style-name="P17">הוספת אלגוריתם ל VsionApplication</text:p>
      <text:list xml:id="list4347065478869342492" text:style-name="WWNum3">
        <text:list-item>
          <text:p text:style-name="P32">קנפגו את האלגוריתם ולחצו על export .<text:span text:style-name="T16">בתוך התייקיה config/algoName </text:span>נוצר קובץ algoName<text:span text:style-name="T16">#N</text:span>.config <text:span text:style-name="T16"><text:s/>.</text:span></text:p>
        </text:list-item>
        <text:list-item>
          <text:p text:style-name="P31">העתיקו את קובץ הנ"ל לתיקייה VisionApplication</text:p>
        </text:list-item>
        <text:list-item>
          <text:p text:style-name="P33">בפרויקט visionApplication בקובץ main.cpp הוסיפו :</text:p>
          <text:list>
            <text:list-item>
              <text:p text:style-name="P33">בתחילת הקובץ:</text:p>
            </text:list-item>
          </text:list>
        </text:list-item>
      </text:list>
      <text:p text:style-name="P21"><text:span text:style-name="T11">#include</text:span><text:span text:style-name="T10"> "AlgoName/AlgoName.h"</text:span></text:p>
      <text:list xml:id="list2059420420" text:continue-numbering="true" text:style-name="WWNum3">
        <text:list-item>
          <text:list>
            <text:list-item>
              <text:p text:style-name="P26"><text:span text:style-name="T10">בפונקציה </text:span><text:span text:style-name="T11">CreateAlgorithms הוסיפו</text:span></text:p>
            </text:list-item>
          </text:list>
        </text:list-item>
      </text:list>
      <text:p text:style-name="P19"><text:span text:style-name="T4">_bottomAlgos[</text:span><text:span text:style-name="T8">name</text:span><text:span text:style-name="T5">] = </text:span><text:span text:style-name="T2">new</text:span><text:span text:style-name="T5"> Myclass();</text:span></text:p>
      <text:p text:style-name="P20"><text:span text:style-name="T5">_bottomAlgos[</text:span><text:span text:style-name="T9">name</text:span><text:span text:style-name="T5">]-&gt;Init(</text:span><text:span text:style-name="T2">false</text:span><text:span text:style-name="T5">);</text:span></text:p>
      <text:p text:style-name="P18">שימו לב ש name הוא בדיוק השם שהגדרתם בטסט ( והשם של הקובץ שהעתקתם)</text:p>
      <text:p text:style-name="P14">מכניסים ל _frontAlgos אם האלגוריתם אמור לעבוד על תמונה מהמצלמה הקדמית ו ל <text:s/>bottomAlgos אם האלגוריתם אמור לעבוד על תמונה מהמצלמה התחתית.</text:p>
      <text:p text:style-name="P8">false מייצג שאחנו לא במצב בדיקה.</text:p>
      <text:p text:style-name="P7"/>
      <text:list xml:id="list682935470" text:continue-numbering="true" text:style-name="WWNum3">
        <text:list-item>
          <text:p text:style-name="P23">כדי להריץ את visionApplication על תמונות שמורות:</text:p>
          <text:list>
            <text:list-item>
              <text:p text:style-name="P23">הגדריו ארגומנט true בריצה ( Run configuration)</text:p>
            </text:list-item>
            <text:list-item>
              <text:p text:style-name="P23">שימו את התמונות שאתם רוצים ב Images כאשר השם שלהן הוא מספר בלבד ומסתיימות ב jpg.</text:p>
            </text:list-item>
            <text:list-item>
              <text:p text:style-name="P23">בפונקציה GetImages ניתן להגדיר מאיזה תיקייה לקחת את התמונות ומהו מספר התמונה הגדול ביותר (אחרי מספר תמונה מסויים חוזר לתמונה ראשונה)</text:p>
            </text:list-item>
          </text:list>
        </text:list-item>
        <text:list-item>
          <text:p text:style-name="P23">פותחים טרמינל ומריצים roscore (זהו שרת של ROS)</text:p>
        </text:list-item>
        <text:list-item>
          <text:p text:style-name="P27">מריצים את visionApplication </text:p>
        </text:list-item>
        <text:list-item>
          <text:p text:style-name="P28">מוודאים שרואים את השורות:</text:p>
        </text:list-item>
      </text:list>
      <text:p text:style-name="P1"><text:span text:style-name="T10">algorithm </text:span><text:span text:style-name="T12">algoName </text:span>assigned to thread</text:p>
      <text:p text:style-name="P15"/>
      <text:list xml:id="list1930295911" text:continue-numbering="true" text:style-name="WWNum3">
        <text:list-item>
          <text:p text:style-name="P29"><text:soft-page-break/>פותחים טרמינל ומריצים rostopic echo /vision/detection. מסתכלים על התוצאות , אלו התוצאות שנוצרו בפונקציה ToMessages .בדקו שהן הגיוניות ובפורמט שהגדרתם.</text:p>
        </text:list-item>
        <text:list-item>
          <text:p text:style-name="P29">בטרמינל מריצים</text:p>
        </text:list-item>
      </text:list>
      <text:p text:style-name="P10">אם אתם רוצים לראות תוצאות ממצלמה קדמית:</text:p>
      <text:p text:style-name="P11"><text:bookmark text:name="__DdeLink__344_1642072753"/>rosrun image_view image_view image:=/vision/answer/left</text:p>
      <text:p text:style-name="P10">אם אתם רוצים לראות תוצאות ממצלמה תחתית:</text:p>
      <text:p text:style-name="P11">rosrun image_view image_view image:=/vision/answer/bottom</text:p>
      <text:p text:style-name="P9"/>
      <text:p text:style-name="P10">אתם אמורים לראות את התוצאות שלכם מצוירות על התמונה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Lohit Hindi1" svg:font-family="'Lohit Hindi'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onospace1" svg:font-family="Monospace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DejaVu San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end" style:justify-single-word="false" fo:orphans="2" fo:widows="2" fo:hyphenation-ladder-count="no-limit" style:writing-mode="rl-tb">
        <style:tab-stops>
          <style:tab-stop style:position="0.5in"/>
        </style:tab-stops>
      </style:paragraph-properties>
      <style:text-properties fo:color="#00000a" style:font-name="Arial" fo:font-size="11pt" fo:language="en" fo:country="US" style:font-name-asian="WenQuanYi Micro Hei" style:font-size-asian="11pt" style:language-asian="en" style:country-asian="US" style:font-name-complex="Calibri" style:font-size-complex="12pt" style:language-complex="he" style:country-complex="IL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default-outline-level="" style:class="text">
      <style:paragraph-properties fo:margin-top="0.3335in" fo:margin-bottom="0in" style:contextual-spacing="false" fo:keep-together="always" fo:keep-with-next="always"/>
      <style:text-properties fo:color="#000000" style:font-name="Cambria" fo:font-size="14pt" fo:font-weight="bold" style:font-size-asian="14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" style:class="text">
      <style:paragraph-properties fo:margin-top="0.139in" fo:margin-bottom="0in" style:contextual-spacing="false" fo:keep-together="always" fo:keep-with-next="always"/>
      <style:text-properties fo:color="#000000" style:font-name="Cambria" fo:font-size="13pt" fo:font-weight="bold" style:font-size-asian="13pt" style:font-weight-asian="bold" style:font-size-complex="14pt" style:font-weight-complex="bold"/>
    </style:style>
    <style:style style:name="Heading_20_3" style:display-name="Heading 3" style:family="paragraph" style:parent-style-name="Standard" style:default-outline-level="" style:class="text">
      <style:paragraph-properties fo:margin-top="0.139in" fo:margin-bottom="0in" style:contextual-spacing="false" fo:keep-together="always" fo:keep-with-next="always"/>
      <style:text-properties fo:color="#000000" style:font-name="Cambria" fo:font-weight="bold" style:font-weight-asian="bold" style:font-weight-complex="bold"/>
    </style:style>
    <style:style style:name="Heading_20_4" style:display-name="Heading 4" style:family="paragraph" style:parent-style-name="Standard" style:default-outline-level="" style:class="text">
      <style:paragraph-properties fo:margin-top="0.139in" fo:margin-bottom="0in" style:contextual-spacing="false" fo:keep-together="always" fo:keep-with-next="always"/>
      <style:text-properties fo:color="#000000" style:font-name="Cambria" style:text-underline-style="solid" style:text-underline-width="auto" style:text-underline-color="font-color"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כותרת_20_2_20_תו" style:display-name="כותרת 2 תו" style:family="text" style:parent-style-name="Default_20_Paragraph_20_Font">
      <style:text-properties fo:color="#000000" style:font-name="Cambria" fo:font-size="13pt" fo:font-weight="bold" style:font-size-asian="13pt" style:font-weight-asian="bold" style:font-size-complex="14pt" style:font-weight-complex="bold"/>
    </style:style>
    <style:style style:name="כותרת_20_1_20_תו" style:display-name="כותרת 1 תו" style:family="text" style:parent-style-name="Default_20_Paragraph_20_Font">
      <style:text-properties fo:color="#000000" style:font-name="Cambria" fo:font-size="14pt" fo:font-weight="bold" style:font-size-asian="14pt" style:font-weight-asian="bold" style:font-size-complex="16pt" style:font-weight-complex="bold"/>
    </style:style>
    <style:style style:name="כותרת_20_3_20_תו" style:display-name="כותרת 3 תו" style:family="text" style:parent-style-name="Default_20_Paragraph_20_Font">
      <style:text-properties fo:color="#000000" style:font-name="Cambria" fo:font-size="12pt" fo:font-weight="bold" style:font-size-asian="12pt" style:font-weight-asian="bold" style:font-size-complex="12pt" style:font-weight-complex="bold"/>
    </style:style>
    <style:style style:name="כותרת_20_4_20_תו" style:display-name="כותרת 4 תו" style:family="text" style:parent-style-name="Default_20_Paragraph_20_Font">
      <style:text-properties fo:color="#000000" style:font-name="Cambria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 fo:text-align="end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 fo:text-align="end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 fo:text-align="end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 fo:text-align="end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 fo:text-align="end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 fo:text-align="end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 fo:text-align="end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 fo:text-align="end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prefix=" " style:num-suffix=" 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prefix=" " style:num-suffix=" 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9" style:layout-grid-base-height="0.3472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7T19:11:00</meta:creation-date>
    <meta:initial-creator>Shani</meta:initial-creator>
    <dc:creator>shani </dc:creator>
    <dc:date>2013-06-15T00:41:11</dc:date>
    <meta:editing-cycles>17</meta:editing-cycles>
    <meta:editing-duration>PT2M</meta:editing-duration>
    <meta:generator>LibreOffice/4.0.1.2$Linux_x86 LibreOffice_project/84102822e3d61eb989ddd325abf1ac077904985</meta:generator>
    <meta:document-statistic meta:table-count="0" meta:image-count="0" meta:object-count="0" meta:page-count="4" meta:paragraph-count="75" meta:word-count="490" meta:character-count="3226" meta:non-whitespace-character-count="2787"/>
    <meta:template xlink:type="simple" xlink:actuate="onRequest" xlink:title="Normal" xlink:href=""/>
  </office:meta>
</office:document-meta>
</file>